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mpl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RepositoryImpl( RepositoryConfig repConfi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WorkspaceInfo.doDispo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WorkspaceInfo.setIdleTimestamp(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loggedOut(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Impl.getVer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create( Reposi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Impl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spaceInfo.WorkspaceInfo( Workspac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Impl.getNamespac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EventListener.updateEventsReady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nfo.disposeIfIdle( long maxIdleTi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sitoryImpl.onEvent( EventIterator ev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ternalEventListener.getClus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LockManager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nfo.getObservationDisp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Impl.createSession( AuthContext loginContext ,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Impl.loadRootNodeId( FileSystem f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xternalEventListener.getRepository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login( Credentials credentials , String workspac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ositoryImpl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nfo.isInitializ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Impl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Janito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ositoryImpl.getDat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extendAuthentication( String workspac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orkspaceInfo.getItemState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spaceInfo.do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positoryImpl.initStartupWorkspa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kspaceInfo.externalUpdate( ChangeLog external , List events , long timesta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Impl.loggingOut(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orkspaceInfo.getFileSys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Impl.onSessionCreated(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Impl.externalWorkspaceCreated( String workspaceName , InputSource confi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loadRepPro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ositoryImpl.createVersionManager( VersioningConfig vConfig , DelegatingObservationDispatcher delegating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Impl.storeRepProps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spaceInfo.getIdl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Janitor.WorkspaceJanitor( long maxId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Security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sitoryImpl.createNamespaceRegistry(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nfo.lock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initWorkspace( WorkspaceInfo ws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Impl.getObservationDispatcher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getSystemSearchManager( String ws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Impl.doShutdow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positoryImpl.setDefaultRepositoryProperties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orkspaceInfo.getLock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Impl.getSearchManager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createWorkspaceInternal( String workspaceName , InputSource configTemp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Impl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nfo.getSearch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sitoryImpl.createNodeTypeRegistry( NamespaceRegistry nsReg ,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createWorkspace( String workspaceName , InputSource configTemp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rnalEventListener.lockEventsReady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setReferentialIntegrityChecking( String workspace ,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createPersistenceManager( File homeDir , FileSystem fs , PersistenceManagerConfig pmConfig , NodeId rootNodeId , NamespaceRegistry nsReg , NodeTypeRegistry ntReg , DataStore data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Info.lockAcqui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Impl.createSession( Subject subject ,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spaceInfo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createSessionInstance( Subject subjec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Roo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createSessionInstance( AuthContext loginContex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sanity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EventListener.getDat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Workspa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Impl.createWorkspace( String workspac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spaceInfo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Impl.getCluster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WorkspaceInfo(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Impl.getWorkspaceStateManager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createWorkspaceInfo(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SystemSession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nfo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ositoryImpl.createItemStateManager( PersistenceManager persistMgr , NodeId rootNodeId , NodeTypeRegistry ntReg , boolean usesReferences , ItemStateCacheFactory cacheFactory , ISMLocking 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ItemStateCach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ventListener.getName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createCluster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Info.getPersistenc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Impl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nfo.getSystem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